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Text_20_body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top="0in" fo:margin-bottom="0in" fo:line-height="100%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fo:line-height="100%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in" fo:line-height="100%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in" fo:margin-bottom="0in" fo:line-height="100%" fo:orphans="2" fo:widows="2" fo:text-indent="0in" style:auto-text-indent="false" fo:background-color="#eeeeee" fo:padding="0.052in" fo:border="0.0008in solid #d6d6d6">
        <style:background-image/>
      </style:paragraph-properties>
      <style:text-properties fo:font-variant="normal" fo:text-transform="none" fo:color="#000088" style:font-name="Menlo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fo:line-height="100%" fo:orphans="2" fo:widows="2" fo:background-color="#eeeeee" fo:padding="0.052in" fo:border="0.0008in solid #d6d6d6">
        <style:background-image/>
      </style:paragraph-properties>
      <style:text-properties fo:font-variant="normal" fo:text-transform="none" fo:color="#313131" fo:letter-spacing="normal"/>
    </style:style>
    <style:style style:name="P8" style:family="paragraph" style:parent-style-name="Preformatted_20_Text">
      <style:paragraph-properties fo:margin-top="0in" fo:margin-bottom="0in" fo:line-height="100%" fo:orphans="2" fo:widows="2" fo:background-color="#eeeeee" fo:padding="0.052in" fo:border="0.0008in solid #d6d6d6">
        <style:background-image/>
      </style:paragraph-properties>
      <style:text-properties fo:font-variant="normal" fo:text-transform="none" fo:color="#000088" style:font-name="Menlo" fo:font-size="9.75pt" fo:letter-spacing="normal" fo:font-style="normal" fo:font-weight="normal"/>
    </style:style>
    <style:style style:name="P9" style:family="paragraph" style:parent-style-name="Heading_20_2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T1" style:family="text">
      <style:text-properties style:font-name="Menlo" fo:font-size="9.75pt" fo:font-style="normal" fo:font-weight="normal"/>
    </style:style>
    <style:style style:name="T2" style:family="text">
      <style:text-properties fo:color="#000088" style:font-name="Menlo" fo:font-size="9.75pt" fo:font-style="normal" fo:font-weight="normal"/>
    </style:style>
    <style:style style:name="T3" style:family="text">
      <style:text-properties fo:color="#666600" style:font-name="Menlo" fo:font-size="9.75pt" fo:font-style="normal" fo:font-weight="normal"/>
    </style:style>
    <style:style style:name="T4" style:family="text">
      <style:text-properties fo:color="#008800" style:font-name="Menlo" fo:font-size="9.75pt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Scope is a special javascript object which plays the role of joining controller with the views</text:span>. </text:p>
      <text:p text:style-name="P2">Scope contains the model data. In controllers, model data is accessed via $scope object.</text:p>
      <text:p text:style-name="P6">&lt;script&gt;</text:p>
      <text:p text:style-name="P7"><text:s text:c="3"/><text:span text:style-name="T2">var</text:span><text:span text:style-name="T1"> mainApp </text:span><text:span text:style-name="T3">=</text:span><text:span text:style-name="T1"> angular</text:span><text:span text:style-name="T3">.</text:span><text:span text:style-name="T1">module</text:span><text:span text:style-name="T3">(</text:span><text:span text:style-name="T4">"mainApp"</text:span><text:span text:style-name="T3">,</text:span><text:span text:style-name="T1"> </text:span><text:span text:style-name="T3">[]);</text:span></text:p>
      <text:p text:style-name="P7"><text:s text:c="3"/></text:p>
      <text:p text:style-name="P7"><text:s text:c="3"/><text:span text:style-name="T1">mainApp</text:span><text:span text:style-name="T3">.</text:span><text:span text:style-name="T1">controller</text:span><text:span text:style-name="T3">(</text:span><text:span text:style-name="T4">"shapeController"</text:span><text:span text:style-name="T3">,</text:span><text:span text:style-name="T1"> </text:span><text:span text:style-name="T2">function</text:span><text:span text:style-name="T3">(</text:span><text:span text:style-name="T1">$scope</text:span><text:span text:style-name="T3">)</text:span><text:span text:style-name="T1"> </text:span><text:span text:style-name="T3">{</text:span></text:p>
      <text:p text:style-name="P7"><text:s text:c="6"/><text:span text:style-name="T1">$scope</text:span><text:span text:style-name="T3">.</text:span><text:span text:style-name="T1">message </text:span><text:span text:style-name="T3">=</text:span><text:span text:style-name="T1"> </text:span><text:span text:style-name="T4">"In shape controller"</text:span><text:span text:style-name="T3">;</text:span></text:p>
      <text:p text:style-name="P7"><text:s text:c="6"/><text:span text:style-name="T1">$scope</text:span><text:span text:style-name="T3">.</text:span><text:span text:style-name="T1">type </text:span><text:span text:style-name="T3">=</text:span><text:span text:style-name="T1"> </text:span><text:span text:style-name="T4">"Shape"</text:span><text:span text:style-name="T3">;</text:span></text:p>
      <text:p text:style-name="P7"><text:s text:c="3"/><text:span text:style-name="T3">});</text:span></text:p>
      <text:p text:style-name="P8">&lt;/script&gt;</text:p>
      <text:p text:style-name="P2"/>
      <text:p text:style-name="P2">Following are the important points to be considered in above example.</text:p>
      <text:list xml:id="list31748327" text:style-name="L1">
        <text:list-item>
          <text:p text:style-name="P4">$scope is passed as first argument to controller during its constructor definition.</text:p>
        </text:list-item>
        <text:list-item>
          <text:p text:style-name="P4">$scope.message and $scope.type are the models which are to be used in the HTML page.</text:p>
        </text:list-item>
        <text:list-item>
          <text:p text:style-name="P4">We've set values to models which will be reflected in the application module whose controller is shapeController.</text:p>
        </text:list-item>
        <text:list-item>
          <text:p text:style-name="P4">We can define functions as well in $scope.</text:p>
        </text:list-item>
      </text:list>
      <text:p text:style-name="P3"/>
      <text:h text:style-name="P9" text:outline-level="2">Scope Inheritance</text:h>
      <text:p text:style-name="P2">Scope are controllers specific. If we defines nested controllers then child controller will inherit the scope of its parent controller.</text:p>
      <text:p text:style-name="P6">&lt;script&gt;</text:p>
      <text:p text:style-name="P7"><text:s text:c="3"/><text:span text:style-name="T2">var</text:span><text:span text:style-name="T1"> mainApp </text:span><text:span text:style-name="T3">=</text:span><text:span text:style-name="T1"> angular</text:span><text:span text:style-name="T3">.</text:span><text:span text:style-name="T1">module</text:span><text:span text:style-name="T3">(</text:span><text:span text:style-name="T4">"mainApp"</text:span><text:span text:style-name="T3">,</text:span><text:span text:style-name="T1"> </text:span><text:span text:style-name="T3">[]);</text:span></text:p>
      <text:p text:style-name="P7"><text:s text:c="3"/></text:p>
      <text:p text:style-name="P7"><text:s text:c="3"/><text:span text:style-name="T1">mainApp</text:span><text:span text:style-name="T3">.</text:span><text:span text:style-name="T1">controller</text:span><text:span text:style-name="T3">(</text:span><text:span text:style-name="T4">"shapeController"</text:span><text:span text:style-name="T3">,</text:span><text:span text:style-name="T1"> </text:span><text:span text:style-name="T2">function</text:span><text:span text:style-name="T3">(</text:span><text:span text:style-name="T1">$scope</text:span><text:span text:style-name="T3">)</text:span><text:span text:style-name="T1"> </text:span><text:span text:style-name="T3">{</text:span></text:p>
      <text:p text:style-name="P7"><text:s text:c="6"/><text:span text:style-name="T1">$scope</text:span><text:span text:style-name="T3">.</text:span><text:span text:style-name="T1">message </text:span><text:span text:style-name="T3">=</text:span><text:span text:style-name="T1"> </text:span><text:span text:style-name="T4">"In shape controller"</text:span><text:span text:style-name="T3">;</text:span></text:p>
      <text:p text:style-name="P7"><text:s text:c="6"/><text:span text:style-name="T1">$scope</text:span><text:span text:style-name="T3">.</text:span><text:span text:style-name="T1">type </text:span><text:span text:style-name="T3">=</text:span><text:span text:style-name="T1"> </text:span><text:span text:style-name="T4">"Shape"</text:span><text:span text:style-name="T3">;</text:span></text:p>
      <text:p text:style-name="P7"><text:s text:c="3"/><text:span text:style-name="T3">});</text:span></text:p>
      <text:p text:style-name="P7"><text:s text:c="3"/></text:p>
      <text:p text:style-name="P7"><text:s text:c="3"/><text:span text:style-name="T1">mainApp</text:span><text:span text:style-name="T3">.</text:span><text:span text:style-name="T1">controller</text:span><text:span text:style-name="T3">(</text:span><text:span text:style-name="T4">"circleController"</text:span><text:span text:style-name="T3">,</text:span><text:span text:style-name="T1"> </text:span><text:span text:style-name="T2">function</text:span><text:span text:style-name="T3">(</text:span><text:span text:style-name="T1">$scope</text:span><text:span text:style-name="T3">)</text:span><text:span text:style-name="T1"> </text:span><text:span text:style-name="T3">{</text:span></text:p>
      <text:p text:style-name="P7"><text:s text:c="6"/><text:span text:style-name="T1">$scope</text:span><text:span text:style-name="T3">.</text:span><text:span text:style-name="T1">message </text:span><text:span text:style-name="T3">=</text:span><text:span text:style-name="T1"> </text:span><text:span text:style-name="T4">"In circle controller"</text:span><text:span text:style-name="T3">;</text:span></text:p>
      <text:p text:style-name="P7"><text:s text:c="3"/><text:span text:style-name="T3">});</text:span></text:p>
      <text:p text:style-name="P7"><text:s text:c="8"/></text:p>
      <text:p text:style-name="P8">&lt;/script&gt;</text:p>
      <text:p text:style-name="P2">Following are the important points to be considered in above example.</text:p>
      <text:list xml:id="list31728099" text:style-name="L2">
        <text:list-item>
          <text:p text:style-name="P5">We've set values to models in shapeController.</text:p>
        </text:list-item>
        <text:list-item>
          <text:p text:style-name="P5">We've overridden message in child controller circleController. When "message" is used within module of controller circleController, the overridden message will be used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2M13S</meta:editing-duration>
    <meta:editing-cycles>3</meta:editing-cycles>
    <meta:generator>OpenOffice.org/3.1$Win32 OpenOffice.org_project/310m11$Build-9399</meta:generator>
    <dc:date>2017-06-27T11:56:27.94</dc:date>
    <meta:document-statistic meta:table-count="0" meta:image-count="0" meta:object-count="0" meta:page-count="1" meta:paragraph-count="33" meta:word-count="208" meta:character-count="1549"/>
    <dc:creator>Michael Gokey</dc:creator>
    <meta:user-defined meta:name="Info 1"/>
    <meta:user-defined meta:name="Info 2"/>
    <meta:user-defined meta:name="Info 3"/>
    <meta:user-defined meta:name="Info 4"/>
  </office:meta>
</office:document-meta>
</file>